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6"/>
        <table:table-column table:style-name="co5" table:default-cell-style-name="ce9"/>
        <table:table-column table:style-name="co6" table:default-cell-style-name="ce9"/>
        <table:table-row table:style-name="ro1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8" office:value-type="string">
            <text:p>Horas estimadas</text:p>
          </table:table-cell>
          <table:table-cell table:style-name="ce8" office:value-type="string">
            <text:p>Horas Insumidas</text:p>
          </table:table-cell>
        </table:table-row>
        <table:table-row table:style-name="ro1">
          <table:table-cell office:value-type="string">
            <text:p>Instalar Git</text:p>
          </table:table-cell>
          <table:table-cell office:value-type="date" office:date-value="2012-08-17">
            <text:p>2012-08-17</text:p>
          </table:table-cell>
          <table:table-cell office:value-type="string">
            <text:p>20 min</text:p>
          </table:table-cell>
          <table:table-cell office:value-type="string">
            <text:p>30 min</text:p>
          </table:table-cell>
        </table:table-row>
        <table:table-row table:style-name="ro1">
          <table:table-cell office:value-type="string">
            <text:p>Crear una cuenta GitHub</text:p>
          </table:table-cell>
          <table:table-cell office:value-type="date" office:date-value="2012-08-17">
            <text:p>2012-08-17</text:p>
          </table:table-cell>
          <table:table-cell office:value-type="string">
            <text:p>8 min</text:p>
          </table:table-cell>
          <table:table-cell office:value-type="string">
            <text:p>5 min</text:p>
          </table:table-cell>
        </table:table-row>
        <table:table-row table:style-name="ro1">
          <table:table-cell office:value-type="string">
            <text:p>Instalar Ruby y herramientas complementarias</text:p>
          </table:table-cell>
          <table:table-cell office:value-type="date" office:date-value="2012-08-17">
            <text:p>2012-08-17</text:p>
          </table:table-cell>
          <table:table-cell office:value-type="string">
            <text:p>45 min</text:p>
          </table:table-cell>
          <table:table-cell office:value-type="string">
            <text:p>40 min</text:p>
          </table:table-cell>
        </table:table-row>
        <table:table-row table:style-name="ro1">
          <table:table-cell office:value-type="string">
            <text:p>Crear repositorio GitHub y agregar log de tareas</text:p>
          </table:table-cell>
          <table:table-cell office:value-type="date" office:date-value="2012-08-17">
            <text:p>2012-08-17</text:p>
          </table:table-cell>
          <table:table-cell office:value-type="string">
            <text:p>5 min</text:p>
          </table:table-cell>
          <table:table-cell office:value-type="string">
            <text:p>10 min</text:p>
          </table:table-cell>
        </table:table-row>
        <table:table-row table:style-name="ro1">
          <table:table-cell office:value-type="string">
            <text:p>Leer el articulo “No silver bullet” de Fred Brooks</text:p>
          </table:table-cell>
          <table:table-cell office:value-type="date" office:date-value="2012-08-26">
            <text:p>2012-08-26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1">
          <table:table-cell office:value-type="string">
            <text:p>Crear un documento donde se indica el significado de “no silver bullet”</text:p>
          </table:table-cell>
          <table:table-cell office:value-type="date" office:date-value="2012-08-26">
            <text:p>2012-08-26</text:p>
          </table:table-cell>
          <table:table-cell office:value-type="string">
            <text:p>15 min</text:p>
          </table:table-cell>
          <table:table-cell office:value-type="string">
            <text:p>10 min</text:p>
          </table:table-cell>
        </table:table-row>
        <table:table-row table:style-name="ro1">
          <table:table-cell table:style-name="ce3" office:value-type="string">
            <text:p>Investigar quienes son las personas mencionadas en clase</text:p>
          </table:table-cell>
          <table:table-cell office:value-type="date" office:date-value="2012-08-24">
            <text:p>2012-08-24</text:p>
          </table:table-cell>
          <table:table-cell table:style-name="ce10" office:value-type="string">
            <text:p>30 min</text:p>
          </table:table-cell>
          <table:table-cell table:style-name="ce10" office:value-type="string">
            <text:p>45 min</text:p>
          </table:table-cell>
        </table:table-row>
        <table:table-row table:style-name="ro1">
          <table:table-cell office:value-type="string">
            <text:p>Mirar tres capitulos de IT Crowd</text:p>
          </table:table-cell>
          <table:table-cell office:value-type="date" office:date-value="2012-08-25">
            <text:p>2012-08-25</text:p>
          </table:table-cell>
          <table:table-cell office:value-type="string">
            <text:p>70 min</text:p>
          </table:table-cell>
          <table:table-cell office:value-type="string">
            <text:p>72 min</text:p>
          </table:table-cell>
        </table:table-row>
        <table:table-row table:style-name="ro1">
          <table:table-cell table:style-name="ce4" office:value-type="string">
            <text:p>Leer el articulo “Software Engineering: Missing in Action” de David Lorge Parnas</text:p>
          </table:table-cell>
          <table:table-cell office:value-type="date" office:date-value="2012-09-01">
            <text:p>2012-09-01</text:p>
          </table:table-cell>
          <table:table-cell table:style-name="ce11" office:value-type="string">
            <text:p>60 min</text:p>
          </table:table-cell>
          <table:table-cell office:value-type="string">
            <text:p>43 min</text:p>
          </table:table-cell>
        </table:table-row>
        <table:table-row table:style-name="ro1">
          <table:table-cell table:style-name="ce4" office:value-type="string">
            <text:p>Crear un documento que responda a las preguntas indicadas</text:p>
          </table:table-cell>
          <table:table-cell office:value-type="date" office:date-value="2012-09-01">
            <text:p>2012-09-01</text:p>
          </table:table-cell>
          <table:table-cell table:style-name="ce11" office:value-type="string">
            <text:p>25 min</text:p>
          </table:table-cell>
          <table:table-cell office:value-type="string">
            <text:p>40 min</text:p>
          </table:table-cell>
        </table:table-row>
        <table:table-row table:style-name="ro1">
          <table:table-cell table:style-name="ce4" office:value-type="string">
            <text:p>Hacer andar los tests de Ruby</text:p>
          </table:table-cell>
          <table:table-cell office:value-type="date" office:date-value="2012-09-05">
            <text:p>2012-09-05</text:p>
          </table:table-cell>
          <table:table-cell table:style-name="ce11" office:value-type="string">
            <text:p>30 min</text:p>
          </table:table-cell>
          <table:table-cell office:value-type="string">
            <text:p>15 min</text:p>
          </table:table-cell>
        </table:table-row>
        <table:table-row table:style-name="ro1">
          <table:table-cell office:value-type="string">
            <text:p>Leer el articulo “Crunching Knowledge” y responder las preguntas</text:p>
          </table:table-cell>
          <table:table-cell office:value-type="date" office:date-value="2012-09-09">
            <text:p>2012-09-09</text:p>
          </table:table-cell>
          <table:table-cell office:value-type="string">
            <text:p>60 min</text:p>
          </table:table-cell>
          <table:table-cell office:value-type="string">
            <text:p>95 min</text:p>
          </table:table-cell>
        </table:table-row>
        <table:table-row table:style-name="ro1">
          <table:table-cell office:value-type="string">
            <text:p>Leer el articulo “Analisis-Estimacion-y-Planificacion-Agil” y responder preguntas</text:p>
          </table:table-cell>
          <table:table-cell office:value-type="date" office:date-value="2012-09-15">
            <text:p>2012-09-15</text:p>
          </table:table-cell>
          <table:table-cell office:value-type="string">
            <text:p>90 min</text:p>
          </table:table-cell>
          <table:table-cell office:value-type="string">
            <text:p>78 min</text:p>
          </table:table-cell>
        </table:table-row>
        <table:table-row table:style-name="ro1">
          <table:table-cell office:value-type="string">
            <text:p>Analizar Balsamiq Mockups</text:p>
          </table:table-cell>
          <table:table-cell office:value-type="date" office:date-value="2012-09-25">
            <text:p>2012-09-25</text:p>
          </table:table-cell>
          <table:table-cell office:value-type="string">
            <text:p>20 min</text:p>
          </table:table-cell>
          <table:table-cell office:value-type="string">
            <text:p>24 min</text:p>
          </table:table-cell>
        </table:table-row>
        <table:table-row table:style-name="ro1">
          <table:table-cell office:value-type="string">
            <text:p>Escribir en lenguaje Gherkin las features del orador</text:p>
          </table:table-cell>
          <table:table-cell office:value-type="date" office:date-value="2012-09-26">
            <text:p>2012-09-26</text:p>
          </table:table-cell>
          <table:table-cell office:value-type="string">
            <text:p>40 min</text:p>
          </table:table-cell>
          <table:table-cell office:value-type="string">
            <text:p>65 min</text:p>
          </table:table-cell>
        </table:table-row>
        <table:table-row table:style-name="ro1">
          <table:table-cell office:value-type="string">
            <text:p>Escribir el resumen de la clase #12</text:p>
          </table:table-cell>
          <table:table-cell office:value-type="date" office:date-value="2012-09-28">
            <text:p>2012-09-28</text:p>
          </table:table-cell>
          <table:table-cell office:value-type="string">
            <text:p>40 min</text:p>
          </table:table-cell>
          <table:table-cell office:value-type="string">
            <text:p>30 min</text:p>
          </table:table-cell>
        </table:table-row>
        <table:table-row table:style-name="ro1">
          <table:table-cell office:value-type="string">
            <text:p>Averiguar quien es el SCRUM Master</text:p>
          </table:table-cell>
          <table:table-cell office:value-type="date" office:date-value="2012-09-30">
            <text:p>2012-09-30</text:p>
          </table:table-cell>
          <table:table-cell office:value-type="string">
            <text:p>60 min</text:p>
          </table:table-cell>
          <table:table-cell office:value-type="string">
            <text:p>45 min</text:p>
          </table:table-cell>
        </table:table-row>
        <table:table-row table:style-name="ro1">
          <table:table-cell office:value-type="string">
            <text:p>Escribir el feature para borrar eventos del orador</text:p>
          </table:table-cell>
          <table:table-cell office:value-type="date" office:date-value="2012-10-03">
            <text:p>2012-10-03</text:p>
          </table:table-cell>
          <table:table-cell office:value-type="string">
            <text:p>30 min</text:p>
          </table:table-cell>
          <table:table-cell office:value-type="string">
            <text:p>15 min</text:p>
          </table:table-cell>
        </table:table-row>
        <table:table-row table:style-name="ro1">
          <table:table-cell table:style-name="ce5" office:value-type="string">
            <text:p>Dibujar el prototipo de la pagina al borrar un evento</text:p>
          </table:table-cell>
          <table:table-cell office:value-type="date" office:date-value="2012-10-03">
            <text:p>2012-10-03</text:p>
          </table:table-cell>
          <table:table-cell office:value-type="string">
            <text:p>20 min</text:p>
          </table:table-cell>
          <table:table-cell office:value-type="string">
            <text:p>25 min</text:p>
          </table:table-cell>
        </table:table-row>
        <table:table-row table:style-name="ro1">
          <table:table-cell office:value-type="string">
            <text:p>Escribir el feature para modificar el enlace a un evento del orador</text:p>
          </table:table-cell>
          <table:table-cell office:value-type="date" office:date-value="2012-10-03">
            <text:p>2012-10-03</text:p>
          </table:table-cell>
          <table:table-cell office:value-type="string">
            <text:p>30 min</text:p>
          </table:table-cell>
          <table:table-cell office:value-type="string">
            <text:p>15 min</text:p>
          </table:table-cell>
        </table:table-row>
        <table:table-row table:style-name="ro1">
          <table:table-cell office:value-type="string">
            <text:p>Dibujar el prototipo de la pagina al modificar el enlace a un evento</text:p>
          </table:table-cell>
          <table:table-cell office:value-type="date" office:date-value="2012-10-03">
            <text:p>2012-10-03</text:p>
          </table:table-cell>
          <table:table-cell office:value-type="string">
            <text:p>20 min</text:p>
          </table:table-cell>
          <table:table-cell office:value-type="string">
            <text:p>15 min</text:p>
          </table:table-cell>
        </table:table-row>
        <table:table-row table:style-name="ro1">
          <table:table-cell office:value-type="string">
            <text:p>Analizar información al navegar en algunos sitios usando Firebug</text:p>
          </table:table-cell>
          <table:table-cell office:value-type="date" office:date-value="2012-10-08">
            <text:p>2012-10-08</text:p>
          </table:table-cell>
          <table:table-cell table:number-columns-repeated="2" office:value-type="string">
            <text:p>20 min</text:p>
          </table:table-cell>
        </table:table-row>
        <table:table-row table:style-name="ro1">
          <table:table-cell office:value-type="string">
            <text:p>Transcribir las features hechas por mí al inglés y guardarlas en un .feature</text:p>
          </table:table-cell>
          <table:table-cell office:value-type="date" office:date-value="2012-10-08">
            <text:p>2012-10-08</text:p>
          </table:table-cell>
          <table:table-cell office:value-type="string">
            <text:p>10 min</text:p>
          </table:table-cell>
          <table:table-cell office:value-type="string">
            <text:p>18 min</text:p>
          </table:table-cell>
        </table:table-row>
        <table:table-row table:style-name="ro1">
          <table:table-cell office:value-type="string">
            <text:p>Reescribir todos los features de Rateme</text:p>
          </table:table-cell>
          <table:table-cell office:value-type="date" office:date-value="2012-10-13">
            <text:p>2012-10-13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1">
          <table:table-cell office:value-type="string">
            <text:p>Escribir correctamente la feature de votación</text:p>
          </table:table-cell>
          <table:table-cell office:value-type="date" office:date-value="2012-10-19">
            <text:p>2012-10-19</text:p>
          </table:table-cell>
          <table:table-cell table:number-columns-repeated="2" office:value-type="string">
            <text:p>15 min</text:p>
          </table:table-cell>
        </table:table-row>
        <table:table-row table:style-name="ro2">
          <table:table-cell office:value-type="string">
            <text:p>Leer “Aprendiendo a medir estimación”</text:p>
          </table:table-cell>
          <table:table-cell office:value-type="date" office:date-value="2012-10-20">
            <text:p>2012-10-20</text:p>
          </table:table-cell>
          <table:table-cell office:value-type="string">
            <text:p>30 min</text:p>
          </table:table-cell>
          <table:table-cell office:value-type="string">
            <text:p>40 min</text:p>
          </table:table-cell>
        </table:table-row>
        <table:table-row table:style-name="ro1">
          <table:table-cell office:value-type="string">
            <text:p>Crear los métodos de Cucumber para correr el feature</text:p>
          </table:table-cell>
          <table:table-cell office:value-type="date" office:date-value="2012-10-20">
            <text:p>2012-10-20</text:p>
          </table:table-cell>
          <table:table-cell office:value-type="string">
            <text:p>120 min</text:p>
          </table:table-cell>
          <table:table-cell office:value-type="string">
            <text:p>200 min</text:p>
          </table:table-cell>
        </table:table-row>
        <table:table-row table:style-name="ro1">
          <table:table-cell office:value-type="string">
            <text:p>Crear los GET y POST necesarios para calificar un evento</text:p>
          </table:table-cell>
          <table:table-cell office:value-type="date" office:date-value="2012-10-20">
            <text:p>2012-10-20</text:p>
          </table:table-cell>
          <table:table-cell office:value-type="string">
            <text:p>80 min</text:p>
          </table:table-cell>
          <table:table-cell office:value-type="string">
            <text:p>60 min</text:p>
          </table:table-cell>
        </table:table-row>
        <table:table-row table:style-name="ro1">
          <table:table-cell office:value-type="string">
            <text:p>Cargar correctamente los datos de la calificación en la DB</text:p>
          </table:table-cell>
          <table:table-cell office:value-type="date" office:date-value="2012-10-21">
            <text:p>2012-10-21</text:p>
          </table:table-cell>
          <table:table-cell office:value-type="string">
            <text:p>60 min</text:p>
          </table:table-cell>
          <table:table-cell office:value-type="string">
            <text:p>45 min</text:p>
          </table:table-cell>
        </table:table-row>
        <table:table-row table:style-name="ro3">
          <table:table-cell office:value-type="string">
            <text:p>Crear un CSS para las páginas de Rateme</text:p>
          </table:table-cell>
          <table:table-cell table:style-name="ce7" office:value-type="date" office:date-value="2012-10-28">
            <text:p>2012-10-28</text:p>
          </table:table-cell>
          <table:table-cell office:value-type="string">
            <text:p>40 min</text:p>
          </table:table-cell>
          <table:table-cell office:value-type="string">
            <text:p>60 min</text:p>
          </table:table-cell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8">28/10/2012</text:date>, <text:time>23:3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10-28T23:31:40</dc:date>
    <meta:editing-duration>P1DT27M31S</meta:editing-duration>
    <meta:editing-cycles>65</meta:editing-cycles>
    <meta:generator>LibreOffice/3.4$Unix LibreOffice_project/340m1$Build-402</meta:generator>
    <dc:creator>Alejandro </dc:creator>
    <meta:document-statistic meta:table-count="3" meta:cell-count="124" meta:object-count="0"/>
  </office:meta>
</office:document-meta>
</file>